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291in"/>
          <style:tab-stop style:type="left" style:position="5.4583in"/>
        </style:tab-stops>
      </style:paragraph-properties>
    </style:style>
    <style:style style:name="T2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4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5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P6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7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8" style:parent-style-name="Normal" style:family="paragraph">
      <style:text-properties style:font-name="Corbel Light" fo:color="#FFFFFF" fo:font-size="18pt" style:font-size-asian="18pt" style:font-size-complex="18pt" fo:language="en" fo:country="US"/>
    </style:style>
    <style:style style:name="P9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0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1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2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3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4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5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6" style:parent-style-name="ListParagraph" style:family="paragraph">
      <style:text-properties style:font-name="Corbel Light" fo:color="#FFFFFF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3a3a3a" draw:opacity="100%" draw:stroke="solid" svg:stroke-width="0.01389in" svg:stroke-color="#042433" svg:stroke-opacity="100%" draw:stroke-linejoin="miter" svg:stroke-linecap="butt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custom-shape svg:x="0in" svg:y="-1.13542in" svg:width="8.23958in" svg:height="12.58333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3">Plants Data-set</text:span><text:span text:style-name="T4"><text:tab/></text:span><text:span text:style-name="T5"><text:tab/></text:span></text:p>
      <text:p text:style-name="P6">This Data-set contains of 7 tables. I made 10 tables in processing the<text:s/>data to get the information I needed from this Data-set.<text:s/>In this data-set I experienced many columns without values being added to it.. After a kin data clearance<text:s/>and process through Structured Query Language (MySQL)<text:s/><text:s/>I<text:s/>was able to<text:s/><text:s/>make about<text:s/><text:s/>8 tables from the original tables<text:s/>of which was used to answer the questions below.</text:p>
      <text:p text:style-name="P7"><text:s/></text:p>
      <text:p text:style-name="P8">Questions</text:p>
      <text:list text:style-name="LFO1" text:continue-numbering="true">
        <text:list-item>
          <text:p text:style-name="P9">Show the Price distribution. (High, Low and average Price.</text:p>
        </text:list-item>
        <text:list-item>
          <text:p text:style-name="P10">Identify the names of the plants of which the price is above the average price.</text:p>
        </text:list-item>
        <text:list-item>
          <text:p text:style-name="P11">Identify the names of the plants<text:s/>with the highest Price.</text:p>
        </text:list-item>
        <text:list-item>
          <text:p text:style-name="P12">List of Plant <text:s/>Types.</text:p>
        </text:list-item>
        <text:list-item>
          <text:p text:style-name="P13">List of Plant colors.</text:p>
        </text:list-item>
        <text:list-item>
          <text:p text:style-name="P14">List of Plants of which the values are not added in column color.</text:p>
        </text:list-item>
        <text:list-item>
          <text:p text:style-name="P15">Give the offer Price by supplier Id.</text:p>
        </text:list-item>
      </text:list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9:59:00Z</meta:creation-date>
    <dc:date>2024-07-05T10:58:00Z</dc:date>
    <meta:template xlink:href="Normal.dotm" xlink:type="simple"/>
    <meta:editing-cycles>1</meta:editing-cycles>
    <meta:editing-duration>PT0S</meta:editing-duration>
    <meta:document-statistic meta:page-count="1" meta:paragraph-count="1" meta:word-count="115" meta:character-count="773" meta:row-count="5" meta:non-whitespace-character-count="659"/>
  </office:meta>
</office:document-meta>
</file>